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I went into “The Secret in Their Eyes” with a curiosity and intrigue. I hadn't seen a foreign film in awhile and this one sounded pretty good. I was seriously let down by the film. <text:s/>Before I get into the reasons I did not like this film, I will talk about the things I did like.</text:p>
      <text:p text:style-name="P1"/>
      <text:p text:style-name="P1"><text:tab/>The first thing that I really liked about this film was the chase scene at the soccer arena. Not only did I like if for the action, but moreover I enjoyed it for the filming. The jerky, running camera truly gave the impression that I (the viewer) was a neutral, third-party watching the chase take place. This was very cool. The second thing that I enjoyed was the major twist towards the end (the “caged criminal”). This was not predictable in the slightest for me. Thirdly, seeing Pablo's sacrifice really touched me and was also unpredictable. Unfortunately, if these three elements were not in the plot, there would be nothing (significant) in this movie that appealed to me.</text:p>
      <text:p text:style-name="P1"/>
      <text:p text:style-name="P1"><text:tab/>My first complaint about this one was that it bored me. Throughout the entirety of the film (aside from the three mentioned scenes), I was not intrigued and I, frankly, was just waiting for it to be over. The beginning half of the movie especially dragged on and on. Secondly, the overall theme of the movie was adultery (sure it was masked by “love” but it was adultery nonetheless). Themes such as this make my heart sink. They ruined what would have been an awesome ending essentially with “Hey, you're married and have kids (who you adore) but let's get it on!” The deep prominence of adultery in the plot broke this movie for me. I can take female and male nudity. I can take cursing, violence, rape and murder in a film. But promote adultery or homosexuality to the status of a driving plot element and I'm out. The third issue I had with the film was that I found it hard to follow – it even took me awhile to realize that the plot flashing back in time. Overall, I hated this film. If brownies are made out of dog crap they still taste like dog crap, even if they have some chocolate chips in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4T21:04:58</meta:creation-date>
    <dc:date>2013-02-19T00:57:37</dc:date>
    <meta:editing-duration>PT1H32M23S</meta:editing-duration>
    <meta:editing-cycles>26</meta:editing-cycles>
    <meta:generator>LibreOffice/3.5$Linux_X86_64 LibreOffice_project/350m1$Build-202</meta:generator>
    <meta:document-statistic meta:table-count="0" meta:image-count="0" meta:object-count="0" meta:page-count="1" meta:paragraph-count="3" meta:word-count="382" meta:character-count="2066" meta:non-whitespace-character-count="1683"/>
  </office:meta>
</office:document-meta>
</file>